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36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map style:condition="cell-content()=1" style:apply-style-name="OK" style:base-cell-address="Arkusz1.B294"/>
      <style:map style:condition="cell-content()=-1" style:apply-style-name="NOK" style:base-cell-address="Arkusz1.B294"/>
    </style:style>
    <style:style style:name="ce2" style:family="table-cell" style:parent-style-name="Default" style:data-style-name="N36"/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s001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001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0031</text:p>
          </table:table-cell>
          <table:table-cell office:value-type="string">
            <text:p>sredni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006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rotki sygnal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ardzo fajni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bez srodkowego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ez ostatniego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ie wszystkie ok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tylko s0063 i s007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005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rodkowy ale sredni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pierwszy zly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redni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pierwszy w miar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2" office:value-type="string">
            <text:p>2 oraz 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ostatni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Tylko 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1 lepsz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 lepsze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3 sredni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wzglednie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wzgledni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bardzo srednie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ostatnie ladni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ostatnie ladn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ostatnie spoko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string">
            <text:p>ostatnie może być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bardzo ladnie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ostatnie może być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ladni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może być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ostatnie takie srednie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ostatnie ladne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jedyne ostatnie ale i tak srednie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ladne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przedostatnie w miare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string">
            <text:p>duze szumy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jdeynie ostatnie ale srednie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mzoe być 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ladne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krotkie 30sek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string">
            <text:p>krotkie 30sek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może być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może być, krotkie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ladne ale krotkie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srednie i krotkie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srednie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bardzo ladne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bipolarne ladne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ale srednie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nawet ok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number-columns-repeated="3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00ff00"/>
    </style:style>
    <style:style style:name="NOK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.08.2016</text:date>, <text:time>21:12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9:23:16.25</meta:creation-date>
    <dc:date>2016-08-08T21:12:43.05</dc:date>
    <meta:editing-duration>P1DT33M33S</meta:editing-duration>
    <meta:editing-cycles>8</meta:editing-cycles>
    <meta:generator>OpenOffice.org/3.4.1$Win32 OpenOffice.org_project/341m1$Build-9593</meta:generator>
    <meta:document-statistic meta:table-count="3" meta:cell-count="490" meta:object-count="0"/>
  </office:meta>
</office:document-meta>
</file>